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Utils.validateLocalePart( String localePar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ringUtils.hasLength( @ Nullable CharSequence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substringMatch( CharSequence str , int index , CharSequence substrin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ringUtils.delete( String inString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startsWithIgnoreCase( @ Nullable String str , @ Nullable String prefi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Utils.uncapitalizeAsProperty( String st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ingUtils.splitArrayElementsIntoProperties( String [ ] array , String delimiter , @ Nullable String charsToDelet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tringUtils.collectionToCommaDelimitedString( @ Nullable Collection &lt; ? &gt;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collectionToDelimitedString( @ Nullable Collection &lt; ? &gt; coll , String deli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uriDecode( String source , Charset charse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StringUtils.splitArrayElementsIntoProperties( String [ ] array , String delim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commaDelimitedListToStringArray( @ Nullable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toStringArray( @ Nullable Collection &lt; String &gt; coll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unqualify( String qualifie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matchesCharacter( @ Nullable String str , char singleCharac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tokenizeToStringArray( @ Nullable String str , String delimiters , boolean trimTokens , boolean ignoreEmptyToken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tringUtils.unqualify( String qualifiedName , char se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pathEquals( String path1 , String path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containsWhitespace( @ Nullable CharSequence s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ringUtils.arrayToCommaDelimitedString( @ Nullable Object [ ] ar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endsWithIgnoreCase( @ Nullable String str , @ Nullable String suffi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Utils.capitalize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containsText( CharSequence 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ringUtils.commaDelimitedListToSet( @ Nullable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Utils.trimTrailingWhitespace(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Utils.arrayToDelimitedString( @ Nullable Object [ ] arr , String deli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ringUtils.parseLocaleString( String localeString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StringUtils.hasLength( @ Nullable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cleanPath( String path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2">
            <text:p text:style-name="Table_20_Contents">22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StringUtils.quote( @ Nullable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trimTrailingCharacter( String str , char trailingCharact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ringUtils.concatenateStringArrays( @ Nullable String [ ] array1 , @ Nullable String [ ] array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ringUtils.stripFilenameExtension( String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ringUtils.applyRelativePath( String path , String relative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ringUtils.changeFirstCharacterCase( String str , boolean capitaliz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tringUtils.isEmpty( @ Nullable Object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delimitedListToStringArray( @ Nullable String str , @ Nullable String delimiter , @ Nullable String charsToDelet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tringUtils.trimArrayElements( String [ ] arra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ringUtils.parseTimeZoneString( String timeZoneStr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ingUtils.getFilenameExtension( @ Nullable String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ringUtils.quoteIfString( @ Nullable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trimLeadingCharacter( String str , char leadingCharact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ringUtils.trimWhitespace(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Utils.containsWhitespace( @ Nullable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getFilename( @ Nullable String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ingUtils.replace( String inString , String oldPattern , @ Nullable String newPatter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tringUtils.sortStringArray( String [ ] arra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ingUtils.trimAllWhitespace( CharSequence 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ringUtils.hasText( @ Nullable CharSequence 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tokenizeToStringArray( @ Nullable String str , String delimi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uncapitalize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delimitedListToStringArray( @ Nullable String str , @ Nullable String delim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trimLeadingWhitespace(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Utils.trimAllWhitespace(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Utils.hasText( @ Nullable String 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split( @ Nullable String toSplit , @ Nullable String delimit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ringUtils.parseLocale( String locale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ringUtils.countOccurrencesOf( String str , String sub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ringUtils.deleteAny( String inString , @ Nullable String charsToDelet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tringUtils.toStringArray( @ Nullable Enumeration &lt; String &gt; enume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removeDuplicateStrings( String [ ] arra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ingUtils.addStringToArray( @ Nullable String [ ] array ,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ringUtils.collectionToDelimitedString( @ Nullable Collection &lt; ? &gt; coll , String delim , String prefix , String suffi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